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Monaco" fo:font-size="54pt" style:font-size-asian="54pt" style:font-size-complex="54pt"/>
    </style:style>
    <style:style style:name="P3" style:family="paragraph" style:parent-style-name="Standard">
      <style:paragraph-properties fo:text-align="end" style:justify-single-word="false"/>
      <style:text-properties style:font-name="Monaco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Monaco" fo:font-size="15pt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style:font-name="Monaco" fo:font-size="10pt" style:font-size-asian="10pt" style:font-size-complex="10pt"/>
    </style:style>
    <style:style style:name="P6" style:family="paragraph">
      <style:text-properties style:font-name="Monaco" fo:font-size="9pt"/>
    </style:style>
    <style:style style:name="T1" style:family="text">
      <style:text-properties style:font-name="Monaco" fo:font-size="9pt"/>
    </style:style>
    <style:style style:name="gr1" style:family="graphic">
      <style:graphic-properties draw:stroke="none" svg:stroke-color="#000000" draw:fill="none" draw:fill-color="#ffffff" fo:min-height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⠺⠕⠺⠂ ⠽⠕⠥ ⠉⠁⠝ ⠗⠑⠁⠙ ⠞⠓⠊⠎⠖</text:p>
      <text:p text:style-name="P2">Learn Braille Online Free in Two Weeks*</text:p>
      <text:p text:style-name="P3">*Grade 1 Braille Alphabet and Numbers.</text:p>
      <text:p text:style-name="P3">Sighted or non sighted; hearing or non hearing.</text:p>
      <text:p text:style-name="P3">Recommended one play through per day.</text:p>
      <text:p text:style-name="P3"/>
      <text:p text:style-name="P3"/>
      <text:p text:style-name="P4">software.BennettRoesch.com</text:p>
      <text:p text:style-name="P3"><draw:frame text:anchor-type="paragraph" draw:z-index="17" draw:style-name="gr1" draw:text-style-name="P6" svg:width="2.5303in" svg:height="0.5268in" draw:transform="rotate (-1.57079632679579) translate (9.26666666666667in 0.63125in)"><draw:text-box><text:p><text:span text:style-name="T1">software.BennettRoesch.com</text:span></text:p></draw:text-box></draw:frame><draw:frame text:anchor-type="paragraph" draw:z-index="16" draw:style-name="gr1" draw:text-style-name="P6" svg:width="2.5303in" svg:height="0.5268in" draw:transform="rotate (-1.57079632679579) translate (8.74027777777778in 0.63125in)"><draw:text-box><text:p><text:span text:style-name="T1">software.BennettRoesch.com</text:span></text:p></draw:text-box></draw:frame><draw:frame text:anchor-type="paragraph" draw:z-index="15" draw:style-name="gr1" draw:text-style-name="P6" svg:width="2.5303in" svg:height="0.5268in" draw:transform="rotate (-1.57079632679579) translate (8.21388888888889in 0.63125in)"><draw:text-box><text:p><text:span text:style-name="T1">software.BennettRoesch.com</text:span></text:p></draw:text-box></draw:frame><draw:frame text:anchor-type="paragraph" draw:z-index="14" draw:style-name="gr1" draw:text-style-name="P6" svg:width="2.5303in" svg:height="0.5268in" draw:transform="rotate (-1.57079632679579) translate (7.6875in 0.63125in)"><draw:text-box><text:p><text:span text:style-name="T1">software.BennettRoesch.com</text:span></text:p></draw:text-box></draw:frame><draw:frame text:anchor-type="paragraph" draw:z-index="13" draw:style-name="gr1" draw:text-style-name="P6" svg:width="2.5303in" svg:height="0.5268in" draw:transform="rotate (-1.57079632679579) translate (7.16111111111111in 0.63125in)"><draw:text-box><text:p><text:span text:style-name="T1">software.BennettRoesch.com</text:span></text:p></draw:text-box></draw:frame><draw:frame text:anchor-type="paragraph" draw:z-index="12" draw:style-name="gr1" draw:text-style-name="P6" svg:width="2.5303in" svg:height="0.5268in" draw:transform="rotate (-1.57079632679579) translate (6.63472222222222in 0.63125in)"><draw:text-box><text:p><text:span text:style-name="T1">software.BennettRoesch.com</text:span></text:p></draw:text-box></draw:frame><draw:frame text:anchor-type="paragraph" draw:z-index="11" draw:style-name="gr1" draw:text-style-name="P6" svg:width="2.5303in" svg:height="0.5268in" draw:transform="rotate (-1.57079632679579) translate (6.10833333333333in 0.63125in)"><draw:text-box><text:p><text:span text:style-name="T1">software.BennettRoesch.com</text:span></text:p></draw:text-box></draw:frame><draw:frame text:anchor-type="paragraph" draw:z-index="10" draw:style-name="gr1" draw:text-style-name="P6" svg:width="2.5303in" svg:height="0.5268in" draw:transform="rotate (-1.57079632679579) translate (5.58194444444444in 0.63125in)"><draw:text-box><text:p><text:span text:style-name="T1">software.BennettRoesch.com</text:span></text:p></draw:text-box></draw:frame><draw:frame text:anchor-type="paragraph" draw:z-index="9" draw:style-name="gr1" draw:text-style-name="P6" svg:width="2.5303in" svg:height="0.5268in" draw:transform="rotate (-1.57079632679579) translate (5.05555555555556in 0.63125in)"><draw:text-box><text:p><text:span text:style-name="T1">software.BennettRoesch.com</text:span></text:p></draw:text-box></draw:frame><draw:frame text:anchor-type="paragraph" draw:z-index="8" draw:style-name="gr1" draw:text-style-name="P6" svg:width="2.5303in" svg:height="0.5268in" draw:transform="rotate (-1.57079632679579) translate (4.52916666666667in 0.63125in)"><draw:text-box><text:p><text:span text:style-name="T1">software.BennettRoesch.com</text:span></text:p></draw:text-box></draw:frame><draw:frame text:anchor-type="paragraph" draw:z-index="7" draw:style-name="gr1" draw:text-style-name="P6" svg:width="2.5303in" svg:height="0.5268in" draw:transform="rotate (-1.57079632679579) translate (4.00277777777778in 0.63125in)"><draw:text-box><text:p><text:span text:style-name="T1">software.BennettRoesch.com</text:span></text:p></draw:text-box></draw:frame><draw:frame text:anchor-type="paragraph" draw:z-index="6" draw:style-name="gr1" draw:text-style-name="P6" svg:width="2.5303in" svg:height="0.5268in" draw:transform="rotate (-1.57079632679579) translate (3.47638888888889in 0.63125in)"><draw:text-box><text:p><text:span text:style-name="T1">software.BennettRoesch.com</text:span></text:p></draw:text-box></draw:frame><draw:frame text:anchor-type="paragraph" draw:z-index="5" draw:style-name="gr1" draw:text-style-name="P6" svg:width="2.5303in" svg:height="0.5268in" draw:transform="rotate (-1.57079632679579) translate (2.95in 0.63125in)"><draw:text-box><text:p><text:span text:style-name="T1">software.BennettRoesch.com</text:span></text:p></draw:text-box></draw:frame><draw:frame text:anchor-type="paragraph" draw:z-index="4" draw:style-name="gr1" draw:text-style-name="P6" svg:width="2.5303in" svg:height="0.5268in" draw:transform="rotate (-1.57079632679579) translate (2.42361111111111in 0.63125in)"><draw:text-box><text:p><text:span text:style-name="T1">software.BennettRoesch.com</text:span></text:p></draw:text-box></draw:frame><draw:frame text:anchor-type="paragraph" draw:z-index="3" draw:style-name="gr1" draw:text-style-name="P6" svg:width="2.5303in" svg:height="0.5268in" draw:transform="rotate (-1.57079632679579) translate (1.89722222222222in 0.63125in)"><draw:text-box><text:p><text:span text:style-name="T1">software.BennettRoesch.com</text:span></text:p></draw:text-box></draw:frame><draw:frame text:anchor-type="paragraph" draw:z-index="2" draw:style-name="gr1" draw:text-style-name="P6" svg:width="2.5303in" svg:height="0.5268in" draw:transform="rotate (-1.57079632679579) translate (1.37083333333333in 0.63125in)"><draw:text-box><text:p><text:span text:style-name="T1">software.BennettRoesch.com</text:span></text:p></draw:text-box></draw:frame><draw:frame text:anchor-type="paragraph" draw:z-index="1" draw:style-name="gr1" draw:text-style-name="P6" svg:width="2.5303in" svg:height="0.5268in" draw:transform="rotate (-1.57079632679579) translate (0.844444444444444in 0.63125in)"><draw:text-box><text:p><text:span text:style-name="T1">software.BennettRoesch.com</text:span></text:p></draw:text-box></draw:frame><draw:frame text:anchor-type="paragraph" draw:z-index="0" draw:style-name="gr1" draw:text-style-name="P6" svg:width="2.5303in" svg:height="0.5268in" draw:transform="rotate (-1.57079632679579) translate (0.318055555555556in 0.63125in)"><draw:text-box><text:p><text:span text:style-name="T1">software.BennettRoesch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in" fo:page-height="8.5in" style:num-format="1" style:print-orientation="landscape" fo:margin-top="0.3in" fo:margin-bottom="0.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Bennett Roesch</meta:initial-creator>
    <meta:creation-date>2010-01-21T16:58:54</meta:creation-date>
    <dc:creator>Bennett Roesch</dc:creator>
    <dc:date>2010-01-23T14:08:22</dc:date>
    <meta:printed-by>Bennett Roesch</meta:printed-by>
    <meta:print-date>2010-01-21T17:17:46</meta:print-date>
    <dc:language>en-US</dc:language>
    <meta:editing-cycles>5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8" meta:character-count="210"/>
  </office:meta>
</office:document-meta>
</file>